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7A141A4E08E1C6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77cm, 23.096cm, 11.825cm, 2.39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33cm" svg:y="1.686cm" svg:width="16.15cm" svg:height="8.207cm" draw:z-index="0"><draw:image xlink:href="Pictures/10000000000005A0000003847A141A4E08E1C6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12:37.103405997</meta:creation-date>
    <dc:date>2018-12-18T14:15:38.547449672</dc:date>
    <meta:editing-duration>PT3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